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2.29cm" fo:min-width="5.977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style:paragraph-properties fo:margin-left="1.727cm" fo:margin-right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4.981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2.54cm" svg:x="5.699cm" svg:y="5.659cm">
          <text:p text:style-name="P1">If (criticalFailure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477cm" svg:height="2.54cm" svg:x="5.699cm" svg:y="9.342cm">
          <text:p text:style-name="P1">error handling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937cm" svg:y1="8.199cm" svg:x2="8.937cm" svg:y2="9.342cm" draw:start-shape="id1" draw:start-glue-point="2" draw:end-shape="id2" draw:end-glue-point="0" svg:d="M8937 8199v1143" svg:viewBox="0 0 1 1144">
          <text:p text:style-name="P3">yes</text:p>
        </draw:connector>
        <draw:custom-shape draw:style-name="gr1" draw:text-style-name="P2" xml:id="id3" draw:id="id3" draw:layer="layout" svg:width="6.477cm" svg:height="2.54cm" svg:x="5.699cm" svg:y="13.444cm">
          <text:p text:style-name="P1">hot path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cm 1.841cm" svg:x1="12.176cm" svg:y1="6.929cm" svg:x2="8.937cm" svg:y2="13.444cm" draw:start-shape="id1" draw:start-glue-point="1" draw:end-shape="id3" draw:end-glue-point="0" svg:d="M12176 6929h500v5734h-3739v781" svg:viewBox="0 0 3740 6516">
          <text:p text:style-name="P5">no</text:p>
        </draw:connector>
        <draw:custom-shape draw:style-name="gr1" draw:text-style-name="P2" xml:id="id4" draw:id="id4" draw:layer="layout" svg:width="6.477cm" svg:height="2.54cm" svg:x="5.699cm" svg:y="17.597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2.477cm" svg:x1="8.937cm" svg:y1="11.882cm" svg:x2="5.699cm" svg:y2="18.867cm" draw:start-shape="id2" draw:start-glue-point="2" draw:end-shape="id4" draw:end-glue-point="3" svg:d="M8937 11882v381h-3740v6604h502" svg:viewBox="0 0 3741 6986">
          <text:p/>
        </draw:connector>
        <draw:connector draw:style-name="gr4" draw:text-style-name="P4" draw:layer="layout" svg:x1="8.937cm" svg:y1="15.984cm" svg:x2="8.937cm" svg:y2="17.597cm" draw:start-shape="id3" draw:start-glue-point="2" draw:end-shape="id4" draw:end-glue-point="0" svg:d="M8937 15984v1613" svg:viewBox="0 0 1 1614">
          <text:p/>
        </draw:connector>
        <draw:custom-shape draw:style-name="gr1" draw:text-style-name="P2" xml:id="id5" draw:id="id5" draw:layer="layout" svg:width="6.477cm" svg:height="2.54cm" svg:x="5.699cm" svg:y="2.27cm">
          <text:p text:style-name="P1">begi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937cm" svg:y1="4.81cm" svg:x2="8.937cm" svg:y2="5.659cm" draw:start-shape="id5" draw:start-glue-point="2" draw:end-shape="id1" draw:end-glue-point="0" svg:d="M8937 4810v849" svg:viewBox="0 0 1 8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2:22:13.073530565</meta:creation-date>
    <dc:date>2018-07-09T12:31:04.097825264</dc:date>
    <meta:editing-duration>PT8M52S</meta:editing-duration>
    <meta:editing-cycles>1</meta:editing-cycles>
    <meta:generator>LibreOffice/5.1.6.2$Linux_X86_64 LibreOffice_project/10m0$Build-2</meta:generator>
    <meta:document-statistic meta:object-count="10"/>
  </office:meta>
</office:document-meta>
</file>